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color="#000000" draw:marker-end="Rounded_20_large_20_Arrow" draw:marker-end-width="0.508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color="#3465a4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svg:stroke-color="#000000" draw:marker-end="Rounded_20_large_20_Arrow" draw:marker-end-width="0.61cm" draw:fill="none" draw:textarea-vertical-align="middle"/>
    </style:style>
    <style:style style:name="gr12" style:family="graphic" style:parent-style-name="objectwithoutfill">
      <style:graphic-properties svg:stroke-color="#000000" draw:marker-end="Rounded_20_short_20_Arrow" draw:marker-end-width="0.61cm" draw:fill="none" draw:textarea-vertical-align="middle"/>
    </style:style>
    <style:style style:name="gr13" style:family="graphic" style:parent-style-name="objectwithoutfill">
      <style:graphic-properties svg:stroke-color="#000000" draw:marker-end="Rounded_20_large_20_Arrow" draw:marker-end-width="0.559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15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8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4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25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463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02cm" fo:min-width="0.997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1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34" style:family="graphic" style:parent-style-name="standard">
      <style:graphic-properties draw:textarea-horizontal-align="justify" draw:textarea-vertical-align="middle" draw:auto-grow-height="false" fo:min-height="2.574cm" fo:min-width="9.144cm" fo:wrap-option="no-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36" style:family="graphic" style:parent-style-name="standard">
      <style:graphic-properties draw:stroke="dash" draw:stroke-dash="Fine_20_Dashed" svg:stroke-color="#3465a4" draw:marker-start="" draw:marker-start-width="0.3cm" draw:marker-end="" draw:marker-end-width="0.3cm" draw:textarea-vertical-align="middle"/>
    </style:style>
    <style:style style:name="gr37" style:family="graphic" style:parent-style-name="standard">
      <style:graphic-properties draw:stroke="none" draw:fill="none" fo:min-height="2.829cm"/>
    </style:style>
    <style:style style:name="gr38" style:family="graphic" style:parent-style-name="standard">
      <style:graphic-properties draw:textarea-horizontal-align="justify" draw:textarea-vertical-align="middle" draw:auto-grow-height="false" fo:min-height="2.485cm" fo:min-width="5.85cm" fo:wrap-option="no-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40" style:family="graphic" style:parent-style-name="standard">
      <style:graphic-properties draw:stroke="dash" draw:stroke-dash="Fine_20_Dashed" svg:stroke-width="0.203cm" svg:stroke-color="#a600a8" draw:marker-start-width="0.812cm" draw:marker-end-width="0.812cm" draw:fill="none" draw:textarea-horizontal-align="justify" draw:textarea-vertical-align="middle" draw:auto-grow-height="false" fo:min-height="5.908cm" fo:min-width="3.626cm" fo:padding-top="0.226cm" fo:padding-bottom="0.226cm" fo:padding-left="0.351cm" fo:padding-right="0.351cm"/>
    </style:style>
    <style:style style:name="gr41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svg:stroke-width="0.152cm" svg:stroke-color="#000080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gr44" style:family="graphic" style:parent-style-name="standard">
      <style:graphic-properties draw:stroke="dash" draw:stroke-dash="Ultrafine_20_2_20_Dots_20_3_20_Dashes" svg:stroke-width="0.152cm" svg:stroke-color="#00803f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outline1">
      <style:graphic-properties draw:stroke="solid" svg:stroke-color="#ff0000" draw:fill="solid" draw:fill-color="#ffffff" fo:min-height="2.51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11" style:family="paragraph">
      <loext:graphic-properties draw:fill="none" draw:fill-color="#ffffff"/>
      <style:text-properties fo:font-size="66pt" style:font-size-asian="18pt" style:font-size-complex="18pt"/>
    </style:style>
    <style:style style:name="P12" style:family="paragraph">
      <loext:graphic-properties draw:fill="none" draw:fill-color="#ffffff"/>
      <style:text-properties fo:font-size="54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6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7" style:family="paragraph">
      <loext:graphic-properties draw:fill="none" draw:fill-color="#ffffff"/>
      <style:paragraph-properties fo:text-align="end" style:writing-mode="lr-tb"/>
      <style:text-properties style:use-window-font-color="true" fo:font-size="44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use-window-font-color="true" fo:font-size="44pt" style:font-size-asian="18pt" style:font-size-complex="18pt"/>
    </style:style>
    <style:style style:name="P19" style:family="paragraph">
      <loext:graphic-properties draw:fill="none" draw:fill-color="#ffffff"/>
      <style:paragraph-properties fo:text-align="end" style:writing-mode="lr-tb"/>
      <style:text-properties style:use-window-font-color="true" fo:font-size="32pt" style:font-size-asian="18pt" style:font-size-complex="18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use-window-font-color="true" fo:font-size="32pt" style:font-size-asian="18pt" style:font-size-complex="18pt"/>
    </style:style>
    <style:style style:name="P22" style:family="paragraph">
      <loext:graphic-properties draw:fill="none"/>
      <style:paragraph-properties style:writing-mode="lr-tb">
        <style:tab-stops/>
      </style:paragraph-properties>
      <style:text-properties fo:font-size="40pt" style:font-size-asian="32pt" style:font-size-complex="32pt"/>
    </style:style>
    <style:style style:name="P23" style:family="paragraph">
      <loext:graphic-properties draw:fill="none" draw:fill-color="#ffffff"/>
      <style:text-properties fo:font-size="54pt" style:text-underline-style="solid" style:text-underline-width="auto" style:text-underline-color="font-color" style:font-size-asian="18pt" style:font-size-complex="18pt"/>
    </style:style>
    <style:style style:name="P24" style:family="paragraph">
      <style:paragraph-properties fo:text-align="center"/>
      <style:text-properties fo:font-size="32pt" style:font-size-asian="18pt" style:font-size-complex="18pt"/>
    </style:style>
    <style:style style:name="P25" style:family="paragraph">
      <style:paragraph-properties fo:text-align="center"/>
      <style:text-properties fo:font-size="36pt" style:font-size-asian="18pt" style:font-size-complex="18pt"/>
    </style:style>
    <style:style style:name="P26" style:family="paragraph">
      <style:text-properties fo:font-size="44pt" style:font-size-asian="32pt" style:font-size-complex="32pt"/>
    </style:style>
    <style:style style:name="P27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28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00ff" fo:font-size="96pt" style:font-size-asian="18pt" style:font-size-complex="18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ff" fo:font-size="36pt" style:font-size-asian="18pt" style:font-size-complex="18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0000" fo:font-size="36pt" style:font-size-asian="18pt" style:font-size-complex="1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none"/>
      <style:text-properties fo:color="#0000ff" fo:font-size="36pt" style:font-size-asian="18pt" style:font-size-complex="18pt"/>
    </style:style>
    <style:style style:name="P34" style:family="paragraph">
      <loext:graphic-properties draw:fill="solid" draw:fill-color="#ffffff"/>
    </style:style>
    <style:style style:name="T1" style:family="text">
      <style:text-properties fo:font-size="32pt"/>
    </style:style>
    <style:style style:name="T2" style:family="text">
      <style:text-properties fo:color="#ff0000" fo:font-size="96pt" style:font-size-asian="18pt" style:font-size-complex="18pt"/>
    </style:style>
    <style:style style:name="T3" style:family="text">
      <style:text-properties fo:font-size="66pt" style:font-size-asian="18pt" style:font-size-complex="18pt"/>
    </style:style>
    <style:style style:name="T4" style:family="text">
      <style:text-properties fo:font-size="54pt" style:font-size-asian="18pt" style:font-size-complex="18pt"/>
    </style:style>
    <style:style style:name="T5" style:family="text">
      <style:text-properties fo:color="#ff0000" fo:font-size="44pt" style:font-size-asian="18pt" style:font-size-complex="18pt"/>
    </style:style>
    <style:style style:name="T6" style:family="text">
      <style:text-properties fo:color="#0000ff" fo:font-size="44pt" style:font-size-asian="18pt" style:font-size-complex="18pt"/>
    </style:style>
    <style:style style:name="T7" style:family="text">
      <style:text-properties style:use-window-font-color="true" fo:font-size="44pt" style:font-size-asian="18pt" style:font-size-complex="18pt"/>
    </style:style>
    <style:style style:name="T8" style:family="text">
      <style:text-properties fo:color="#ffffff" fo:font-size="44pt" style:font-size-asian="18pt" style:font-size-complex="18pt"/>
    </style:style>
    <style:style style:name="T9" style:family="text">
      <style:text-properties style:use-window-font-color="true" fo:font-size="32pt" style:font-size-asian="18pt" style:font-size-complex="18pt"/>
    </style:style>
    <style:style style:name="T10" style:family="text">
      <style:text-properties fo:font-size="40pt" style:font-size-asian="32pt" style:font-size-complex="32pt"/>
    </style:style>
    <style:style style:name="T11" style:family="text">
      <style:text-properties fo:font-size="54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36pt" style:font-size-asian="18pt" style:font-size-complex="18pt"/>
    </style:style>
    <style:style style:name="T14" style:family="text">
      <style:text-properties fo:font-size="44pt" style:font-size-asian="32pt" style:font-size-complex="32pt"/>
    </style:style>
    <style:style style:name="T15" style:family="text">
      <style:text-properties fo:color="#0000ff" fo:font-size="36pt" style:font-size-asian="18pt" style:font-size-complex="18pt"/>
    </style:style>
    <style:style style:name="T16" style:family="text">
      <style:text-properties fo:color="#0000ff" fo:font-size="96pt" style:font-size-asian="18pt" style:font-size-complex="18pt"/>
    </style:style>
    <style:style style:name="T17" style:family="text">
      <style:text-properties fo:color="#ff0000" fo:font-size="36pt" style:font-size-asian="18pt" style:font-size-complex="18pt"/>
    </style:style>
    <style:style style:name="T18" style:family="text">
      <style:text-properties fo:color="#ffffff" fo:font-size="36pt" style:font-size-asian="18pt" style:font-size-complex="18pt"/>
    </style:style>
    <style:style style:name="T19" style:family="text">
      <style:text-properties fo:color="#0000ff" style:text-line-through-style="solid" style:text-line-through-type="double" fo:font-size="36pt" style:font-size-asian="18pt" style:font-size-complex="18pt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n Ethereum contract: Casper contract</text:p>
              </text:list-item>
              <text:list-item>
                <text:p>Validators can send messages to the Casper contract.</text:p>
              </text:list-item>
              <text:list-item>
                <text:p>Everything in this talk is seen from the Casper cont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For example<text:line-break/>Vote(104, 0xabcdef…, 100)</text:p>
              </text:list-item>
            </text:list>
          </draw:text-box>
        </draw:frame>
        <draw:custom-shape draw:style-name="gr2" draw:text-style-name="P2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5" draw:layer="layout" svg:width="11.66cm" svg:height="1.016cm" svg:x="15.264cm" svg:y="11.43cm">
          <draw:text-box>
            <text:list text:style-name="L2">
              <text:list-header>
                <text:p text:style-name="P4">0xabcdef… at epoch 104</text:p>
              </text:list-header>
            </text:list>
          </draw:text-box>
        </draw:frame>
        <draw:frame presentation:style-name="pr5" draw:text-style-name="P5" draw:layer="layout" svg:width="11.66cm" svg:height="1.016cm" svg:x="15.494cm" svg:y="18.034cm">
          <draw:text-box>
            <text:list text:style-name="L2">
              <text:list-header>
                <text:p text:style-name="P4">The ancestor at epoch 100</text:p>
              </text:list-header>
            </text:list>
          </draw:text-box>
        </draw:frame>
        <draw:frame presentation:style-name="pr5" draw:text-style-name="P5" draw:layer="layout" svg:width="10.668cm" svg:height="4.826cm" svg:x="1.27cm" svg:y="12.7cm">
          <draw:text-box>
            <text:list text:style-name="L2">
              <text:list-item>
                <text:p text:style-name="P4">Voting for 0xabcdef…,<text:line-break/>citing the ancestor at epoch 100 as<text:line-break/>a source (or an anchor)</text:p>
              </text:list-item>
            </text:list>
          </draw:text-box>
        </draw:frame>
        <draw:connector draw:style-name="gr4" draw:text-style-name="P2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4" draw:text-style-name="P2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4" draw:text-style-name="P2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4" draw:text-style-name="P2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5" draw:text-style-name="P2" draw:layer="layout" svg:width="1.27cm" svg:height="1.27cm" svg:x="10.414cm" svg:y="5.588cm">
          <text:p text:style-name="P2">a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3.9851759172964cm 9.85266315015823cm)" svg:viewBox="0 0 5389 5111" draw:points="0,5111 3368,5111 5389,2713 4642,0">
          <text:p/>
        </draw:polyline>
        <draw:custom-shape draw:style-name="gr5" draw:text-style-name="P2" draw:layer="layout" svg:width="1.27cm" svg:height="1.27cm" svg:x="19.05cm" svg:y="5.588cm">
          <text:p text:style-name="P2">b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5" draw:layer="layout" svg:width="7.62cm" svg:height="1.27cm" svg:x="0.1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9.3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5" draw:layer="layout" svg:width="7.62cm" svg:height="1.27cm" svg:x="3.556cm" svg:y="8.382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polyline draw:style-name="gr3" draw:text-style-name="P3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5" draw:layer="layout" svg:width="7.62cm" svg:height="1.27cm" svg:x="17.272cm" svg:y="8.128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4" draw:text-style-name="P2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4" draw:text-style-name="P2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4" draw:text-style-name="P2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4" draw:text-style-name="P2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526cm" svg:height="5.381cm" draw:transform="skewX (-0.0926769832808989) rotate (-2.51257599117104) translate (16.0163424521909cm 9.29288997303365cm)" svg:viewBox="0 0 5527 5382" draw:points="0,5381 3455,5382 5527,2857 4761,0">
          <text:p/>
        </draw:polyline>
        <draw:custom-shape draw:style-name="gr2" draw:text-style-name="P2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2.908cm" svg:height="3.414cm" draw:transform="skewX (-0.00872664625997171) rotate (-2.68204746153969) translate (23.9992789613197cm 9.80724809569637cm)" svg:viewBox="0 0 2909 3415" draw:points="0,3415 1984,3415 2909,1577 1720,0">
          <text:p/>
        </draw:polyline>
        <draw:line draw:style-name="gr7" draw:text-style-name="P3" draw:layer="layout" svg:x1="5.588cm" svg:y1="5.998cm" svg:x2="26.162cm" svg:y2="5.998cm">
          <text:p/>
        </draw:line>
        <draw:line draw:style-name="gr7" draw:text-style-name="P3" draw:layer="layout" svg:x1="5.588cm" svg:y1="11.332cm" svg:x2="26.162cm" svg:y2="11.332cm">
          <text:p/>
        </draw:line>
        <draw:frame presentation:style-name="pr5" draw:text-style-name="P5" draw:layer="layout" svg:width="7.62cm" svg:height="1.27cm" svg:x="2.032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2.954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8" draw:text-style-name="P2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4" draw:text-style-name="P2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4" draw:text-style-name="P2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2" draw:text-style-name="P2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4.318cm" svg:y="11.176cm">
          <draw:text-box>
            <text:list text:style-name="L2">
              <text:list-item>
                <text:p text:style-name="P4">X-ETH Vote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16" draw:start-glue-point="2" draw:end-shape="id1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17" draw:start-glue-point="2" draw:end-shape="id1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18" draw:start-glue-point="2" draw:end-shape="id1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19" draw:start-glue-point="2" draw:end-shape="id2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2" draw:text-style-name="P2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6cm" svg:y="7.874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draw:layer="layout" svg:width="1.27cm" svg:height="1.27cm" svg:x="15.533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4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19cm" svg:y="7.874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5cm" svg:y="7.875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xml:id="id26" draw:id="id26" draw:layer="layout" svg:width="1.27cm" svg:height="1.27cm" svg:x="15.5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27cm" svg:height="1.27cm" svg:x="15.5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27cm" svg:height="1.27cm" svg:x="15.5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27cm" svg:height="1.27cm" svg:x="15.5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27cm" svg:height="1.27cm" svg:x="15.5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2cm" svg:y="7.875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18.32cm" svg:y="7.875cm">
          <draw:text-box>
            <text:list text:style-name="L2">
              <text:list-header>
                <text:p text:style-name="P4">(X+Y)-ETH Vote</text:p>
              </text:list-header>
            </text:list>
          </draw:text-box>
        </draw:frame>
        <draw:connector draw:style-name="gr4" draw:text-style-name="P2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4" draw:text-style-name="P2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4" draw:text-style-name="P2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4" draw:text-style-name="P2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4" draw:text-style-name="P2" draw:layer="layout" svg:x1="16.169cm" svg:y1="9.301cm" svg:x2="16.169cm" svg:y2="9.555cm" draw:start-shape="id26" draw:start-glue-point="2" draw:end-shape="id27" draw:end-glue-point="0" svg:d="M16169 9301v254" svg:viewBox="0 0 1 255">
          <text:p/>
        </draw:connector>
        <draw:connector draw:style-name="gr4" draw:text-style-name="P2" draw:layer="layout" svg:x1="16.169cm" svg:y1="10.825cm" svg:x2="16.169cm" svg:y2="11.333cm" draw:start-shape="id27" draw:start-glue-point="2" draw:end-shape="id28" svg:d="M16169 10825v508" svg:viewBox="0 0 1 509">
          <text:p/>
        </draw:connector>
        <draw:connector draw:style-name="gr4" draw:text-style-name="P2" draw:layer="layout" svg:x1="16.169cm" svg:y1="12.603cm" svg:x2="16.169cm" svg:y2="13.111cm" draw:start-shape="id28" draw:start-glue-point="2" draw:end-shape="id29" draw:end-glue-point="0" svg:d="M16169 12603v508" svg:viewBox="0 0 1 509">
          <text:p/>
        </draw:connector>
        <draw:connector draw:style-name="gr4" draw:text-style-name="P2" draw:layer="layout" svg:x1="16.169cm" svg:y1="14.381cm" svg:x2="16.169cm" svg:y2="14.635cm" draw:start-shape="id29" draw:start-glue-point="2" draw:end-shape="id30" draw:end-glue-point="0" svg:d="M16169 14381v254" svg:viewBox="0 0 1 255">
          <text:p/>
        </draw:connector>
        <draw:connector draw:style-name="gr4" draw:text-style-name="P2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4" draw:text-style-name="P2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4" draw:text-style-name="P2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4" draw:text-style-name="P2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2" draw:text-style-name="P2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7" draw:layer="layout" svg:width="7.62cm" svg:height="1.27cm" svg:x="4.318cm" svg:y="11.176cm">
          <draw:text-box>
            <text:list text:style-name="L2">
              <text:list-item>
                <text:p text:style-name="P4"><text:span text:style-name="T1">2/3 Vote</text:span>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2" draw:text-style-name="P2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8" draw:id="id48" draw:layer="layout" svg:width="2.286cm" svg:height="1.27cm" svg:x="11.684cm" svg:y="13.97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6.165cm" svg:height="7.45cm" draw:transform="skewX (0.0623082542961976) rotate (-2.80631490428168) translate (11.43cm 14.732cm)" svg:viewBox="0 0 6166 7451" draw:points="1004,7451 4862,7449 6166,2893 0,0">
          <text:p/>
        </draw:polyline>
        <draw:polyline draw:style-name="gr11" draw:text-style-name="P3" draw:layer="layout" svg:width="5.984cm" svg:height="5.637cm" draw:transform="skewX (0.0314159265358979) rotate (-2.91435078498013) translate (11.684cm 14.732cm)" svg:viewBox="0 0 5985 5638" draw:points="2012,5638 5391,5638 5985,2668 0,0">
          <text:p/>
        </draw:polyline>
        <draw:polyline draw:style-name="gr12" draw:text-style-name="P3" draw:layer="layout" svg:width="3.338cm" svg:height="4.247cm" draw:transform="rotate (-2.96182374063438) translate (9.64962611890579cm 9.00595253766043cm)" svg:viewBox="0 0 3339 4248" draw:points="0,4248 2840,4248 3339,1499 772,0">
          <text:p/>
        </draw:polyline>
        <draw:connector draw:style-name="gr4" draw:text-style-name="P2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4" draw:text-style-name="P2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4" draw:text-style-name="P2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4" draw:text-style-name="P2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4" draw:text-style-name="P2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4" draw:text-style-name="P2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4" draw:text-style-name="P2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4" draw:text-style-name="P2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4" draw:text-style-name="P2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5" draw:layer="layout" svg:width="4.568cm" svg:height="0.747cm" svg:x="4.576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5.838cm" svg:height="1.509cm" svg:x="0.508cm" svg:y="5.349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0.512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8.292cm" svg:y="13.462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polyline draw:style-name="gr13" draw:text-style-name="P3" draw:layer="layout" svg:width="3.066cm" svg:height="2.953cm" draw:transform="rotate (-0.463733982254894) translate (15.2911247011569cm 12.0903210483418cm)" svg:viewBox="0 0 3067 2954" draw:points="795,0 2499,0 3067,1136 0,2954">
          <text:p/>
        </draw:polyline>
        <draw:custom-shape draw:style-name="gr2" draw:text-style-name="P2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4.568cm" svg:height="0.747cm" svg:x="18.292cm" svg:y="13.463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2" draw:text-style-name="P2" xml:id="id52" draw:id="id52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51" draw:id="id51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67cm" svg:y1="11.684cm" svg:x2="15.367cm" svg:y2="11.938cm" draw:start-shape="id51" draw:start-glue-point="2" draw:end-shape="id52" draw:end-glue-point="0" svg:d="M15367 11684v254" svg:viewBox="0 0 1 255">
          <text:p/>
        </draw:connector>
        <draw:frame presentation:style-name="pr5" draw:text-style-name="P5" draw:layer="layout" svg:width="4.568cm" svg:height="0.747cm" svg:x="16.946cm" svg:y="11.437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1.18cm" svg:y="12.207cm">
          <draw:text-box>
            <text:list text:style-name="L2">
              <text:list-header>
                <text:p text:style-name="P4"><text:span text:style-name="T1">justified</text:span></text:p>
              </text:list-header>
            </text:list>
          </draw:text-box>
        </draw:frame>
        <draw:polyline draw:style-name="gr6" draw:text-style-name="P3" draw:layer="layout" svg:width="1.543cm" svg:height="1.742cm" draw:transform="rotate (-0.197396738400559) translate (16.0020002993536cm 10.921998503241cm)" svg:viewBox="0 0 1544 1743" draw:points="0,0 1295,0 1544,1245 349,1743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= v2 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= v2 </text:span><text:span text:style-name="T8">or 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4" draw:text-style-name="P2" xml:id="id54" draw:id="id54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6" draw:id="id56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12.698cm" svg:x2="15.494cm" svg:y2="11.682cm">
          <text:p/>
        </draw:line>
        <draw:frame draw:style-name="gr17" draw:text-style-name="P10" draw:layer="layout" svg:width="3.556cm" svg:height="4.572cm" svg:x="11.43cm" svg:y="10.6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4.222cm">
          <draw:text-box>
            <text:p text:style-name="P9"><text:span text:style-name="T5">Not on the same chain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53" draw:id="id53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5" draw:id="id55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3" draw:start-glue-point="2" draw:end-shape="id54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5" draw:start-glue-point="2" draw:end-shape="id56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4" draw:text-style-name="P2" xml:id="id58" draw:id="id58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0" draw:id="id60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556cm" svg:height="4.572cm" svg:x="11.684cm" svg:y="10.1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57" draw:id="id57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59" draw:id="id59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57" draw:start-glue-point="2" draw:end-shape="id58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59" draw:start-glue-point="2" draw:end-shape="id60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4" draw:text-style-name="P2" xml:id="id62" draw:id="id62" draw:layer="layout" svg:width="3.302cm" svg:height="3.302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4" draw:id="id64" draw:layer="layout" svg:width="3.556cm" svg:height="3.302cm" svg:x="16.002cm" svg:y="10.666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3.556cm" svg:height="4.572cm" svg:x="11.684cm" svg:y="4.82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1" draw:text-style-name="P19" draw:layer="layout" svg:width="7.112cm" svg:height="2.224cm" svg:x="0.508cm" svg:y="12.192cm">
          <draw:text-box>
            <text:p text:style-name="P14"><text:span text:style-name="T9">Epoch v1</text:span></text:p>
          </draw:text-box>
        </draw:frame>
        <draw:frame draw:style-name="gr21" draw:text-style-name="P19" draw:layer="layout" svg:width="7.112cm" svg:height="2.224cm" svg:x="19.558cm" svg:y="12.192cm">
          <draw:text-box>
            <text:p text:style-name="P20"><text:span text:style-name="T9">Epoch v1</text:span></text:p>
          </draw:text-box>
        </draw:frame>
        <draw:custom-shape draw:style-name="gr14" draw:text-style-name="P2" xml:id="id61" draw:id="id61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3" draw:id="id63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1" draw:start-glue-point="2" draw:end-shape="id62" draw:end-glue-point="0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3" draw:start-glue-point="2" draw:end-shape="id64" draw:end-glue-point="0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7" draw:text-style-name="P10" draw:layer="layout" svg:width="3.556cm" svg:height="4.572cm" svg:x="11.684cm" svg:y="4.826cm">
          <draw:text-box>
            <text:p text:style-name="P9"><text:span text:style-name="T2">≠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23" draw:layer="layout" svg:width="19.05cm" svg:height="3.002cm" svg:x="7.62cm" svg:y="17.318cm">
          <draw:text-box>
            <text:p><text:span text:style-name="T11">1/3 validators slashed</text:span></text:p>
          </draw:text-box>
        </draw:frame>
        <draw:custom-shape draw:style-name="gr14" draw:text-style-name="P2" xml:id="id65" draw:id="id65" draw:layer="layout" svg:width="3.302cm" svg:height="3.302cm" svg:x="7.62cm" svg:y="5.3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66" draw:id="id66" draw:layer="layout" svg:width="3.556cm" svg:height="3.302cm" svg:x="16.002cm" svg:y="5.334cm">
          <text:p/>
          <draw:enhanced-geometry svg:viewBox="0 0 21600 21600" draw:type="rectangle" draw:enhanced-path="M 0 0 L 21600 0 21600 21600 0 21600 0 0 Z N"/>
        </draw:custom-shape>
        <draw:frame draw:style-name="gr21" draw:text-style-name="P19" draw:layer="layout" svg:width="7.112cm" svg:height="2.224cm" svg:x="0.508cm" svg:y="5.081cm">
          <draw:text-box>
            <text:p text:style-name="P14"><text:span text:style-name="T9">Epoch v1+1</text:span></text:p>
          </draw:text-box>
        </draw:frame>
        <draw:frame draw:style-name="gr21" draw:text-style-name="P21" draw:layer="layout" svg:width="7.112cm" svg:height="2.224cm" svg:x="19.472cm" svg:y="4.975cm">
          <draw:text-box>
            <text:p text:style-name="P20"><text:span text:style-name="T9">Epoch v1+1</text:span></text:p>
          </draw:text-box>
        </draw:frame>
        <draw:polyline draw:style-name="gr12" draw:text-style-name="P3" draw:layer="layout" svg:width="2.462cm" svg:height="4.188cm" draw:transform="skewX (0.113620934304831) rotate (-2.89654842660979) translate (7.91851215252041cm 11.4848334815928cm)" svg:viewBox="0 0 2463 4189" draw:points="0,4189 2095,4189 2463,1478 569,0">
          <text:p/>
        </draw:polyline>
        <draw:frame presentation:style-name="pr5" draw:text-style-name="P22" draw:layer="layout" svg:width="5.838cm" svg:height="1.509cm" svg:x="-0.504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connector draw:style-name="gr4" draw:text-style-name="P2" draw:layer="layout" svg:x1="9.271cm" svg:y1="8.636cm" svg:x2="9.271cm" svg:y2="10.666cm" draw:start-shape="id65" draw:start-glue-point="2" svg:d="M9271 8636v2030" svg:viewBox="0 0 1 2031">
          <text:p/>
        </draw:connector>
        <draw:connector draw:style-name="gr4" draw:text-style-name="P2" draw:layer="layout" svg:x1="17.78cm" svg:y1="8.636cm" svg:x2="17.78cm" svg:y2="10.666cm" draw:start-shape="id66" draw:start-glue-point="2" svg:d="M17780 8636v2030" svg:viewBox="0 0 1 2031">
          <text:p/>
        </draw:connector>
        <draw:polyline draw:style-name="gr12" draw:text-style-name="P3" draw:layer="layout" svg:width="2.797cm" svg:height="4.1cm" draw:transform="rotate (-0.416959158301446) translate (19.8120094960602cm 7.19897856082088cm)" svg:viewBox="0 0 2798 4101" draw:points="0,0 1667,0 2798,2555 1816,4101">
          <text:p/>
        </draw:polyline>
        <draw:frame presentation:style-name="pr5" draw:text-style-name="P22" draw:layer="layout" svg:width="5.838cm" svg:height="1.509cm" svg:x="20.828cm" svg:y="8.651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draw:frame presentation:style-name="pr5" draw:text-style-name="P22" draw:layer="layout" svg:width="5.838cm" svg:height="1.509cm" svg:x="-0.504cm" svg:y="8.652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8">V1 = v2 or </text:span><text:span text:style-name="T7">v1 ≠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&gt; v2 or v1 &l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LOG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out Loss Of Gener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21" draw:text-style-name="P15" draw:layer="layout" svg:width="10.922cm" svg:height="2.224cm" svg:x="0cm" svg:y="5.396cm">
          <draw:text-box>
            <text:p text:style-name="P14"><text:span text:style-name="T6">Finalized</text:span></text:p>
          </draw:text-box>
        </draw:frame>
        <draw:frame draw:style-name="gr22" draw:text-style-name="P16" draw:layer="layout" svg:width="12.192cm" svg:height="2.681cm" svg:x="15.748cm" svg:y="5.447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7.87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62cm" svg:y="7.928cm">
          <draw:text-box>
            <text:p text:style-name="P14"><text:span text:style-name="T7">Epoch v2</text:span></text:p>
          </draw:text-box>
        </draw:frame>
        <draw:frame draw:style-name="gr23" draw:text-style-name="P18" draw:layer="layout" svg:width="15.24cm" svg:height="2.142cm" svg:x="5.842cm" svg:y="12.844cm">
          <draw:text-box>
            <text:p text:style-name="P9"><text:span text:style-name="T7">V1 &gt;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24" draw:text-style-name="P24" xml:id="id67" draw:id="id67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68" draw:id="id68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14"><text:span text:style-name="T6">Finaliz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9"><text:span text:style-name="T7">v1 &gt; v2</text:span><text:span text:style-name="T7"><text:line-break/></text:span><text:span text:style-name="T7">h1 ≠ h2</text:span></text:p>
          </draw:text-box>
        </draw:frame>
        <draw:connector draw:style-name="gr4" draw:text-style-name="P2" draw:layer="layout" svg:x1="9.017cm" svg:y1="7.874cm" svg:x2="17.526cm" svg:y2="7.874cm" draw:start-shape="id67" draw:start-glue-point="2" draw:end-shape="id68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24" draw:text-style-name="P24" xml:id="id69" draw:id="id69" draw:layer="layout" svg:width="3.302cm" svg:height="3.302cm" svg:x="7.366cm" svg:y="4.572cm">
          <text:p text:style-name="P2"><text:span text:style-name="T12">h1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70" draw:id="id70" draw:layer="layout" svg:width="3.556cm" svg:height="3.302cm" svg:x="15.748cm" svg:y="7.874cm">
          <text:p text:style-name="P2"><text:span text:style-name="T13">h2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0.066cm" svg:height="2.54cm" svg:x="9.398cm" svg:y="5.08cm">
          <draw:text-box>
            <text:p text:style-name="P9"><text:span text:style-name="T5">Not ancestor-descendant</text:span></text:p>
          </draw:text-box>
        </draw:frame>
        <draw:frame draw:style-name="gr21" draw:text-style-name="P15" draw:layer="layout" svg:width="6.858cm" svg:height="2.224cm" svg:x="0.762cm" svg:y="3.872cm">
          <draw:text-box>
            <text:p text:style-name="P14"><text:span text:style-name="T6">Justified</text:span></text:p>
          </draw:text-box>
        </draw:frame>
        <draw:frame draw:style-name="gr26" draw:text-style-name="P16" draw:layer="layout" svg:width="7.112cm" svg:height="2.481cm" svg:x="19.558cm" svg:y="7.874cm">
          <draw:text-box>
            <text:p><text:span text:style-name="T6">Finalized</text:span></text:p>
          </draw:text-box>
        </draw:frame>
        <draw:frame draw:style-name="gr21" draw:text-style-name="P17" draw:layer="layout" svg:width="7.112cm" svg:height="2.224cm" svg:x="0.508cm" svg:y="5.904cm">
          <draw:text-box>
            <text:p text:style-name="P14"><text:span text:style-name="T7">Epoch v1</text:span></text:p>
          </draw:text-box>
        </draw:frame>
        <draw:frame draw:style-name="gr21" draw:text-style-name="P17" draw:layer="layout" svg:width="7.112cm" svg:height="2.224cm" svg:x="19.304cm" svg:y="9.398cm">
          <draw:text-box>
            <text:p text:style-name="P14"><text:span text:style-name="T7">Epoch v2</text:span></text:p>
          </draw:text-box>
        </draw:frame>
        <draw:frame draw:style-name="gr27" draw:text-style-name="P18" draw:layer="layout" svg:width="15.24cm" svg:height="3.713cm" svg:x="5.842cm" svg:y="11.527cm">
          <draw:text-box>
            <text:p text:style-name="P9"><text:span text:style-name="T7">v1 &gt; v2</text:span><text:span text:style-name="T7"><text:line-break/></text:span><text:span text:style-name="T7">h1 ≠ h2</text:span></text:p>
          </draw:text-box>
        </draw:frame>
        <draw:connector draw:style-name="gr4" draw:text-style-name="P2" draw:layer="layout" svg:x1="9.017cm" svg:y1="7.874cm" svg:x2="17.526cm" svg:y2="7.874cm" draw:start-shape="id69" draw:start-glue-point="2" draw:end-shape="id70" draw:end-glue-point="0" svg:d="M9017 7874v501h4191v-1002h4318v501" svg:viewBox="0 0 8510 1003">
          <text:p/>
        </draw:connector>
        <draw:frame draw:style-name="gr17" draw:text-style-name="P10" draw:layer="layout" svg:width="3.556cm" svg:height="4.572cm" svg:x="11.484cm" svg:y="5.85cm">
          <draw:text-box>
            <text:p text:style-name="P9"><text:span text:style-name="T2">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uction on v1 - v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ain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1 is justifi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e: h1 is genesis and v1 = 0<text:line-break/>(cannot be the case because v1 &gt; v2)</text:p>
              </text:list-item>
              <text:list-item>
                <text:p>Case:</text:p>
              </text:list-item>
            </text:list>
          </draw:text-box>
        </draw:frame>
        <draw:custom-shape draw:style-name="gr28" draw:text-style-name="P2" xml:id="id71" draw:id="id71" draw:layer="layout" svg:width="1.524cm" svg:height="1.27cm" svg:x="11.43cm" svg:y="8.89cm">
          <text:p text:style-name="P2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xml:id="id72" draw:id="id72" draw:layer="layout" svg:width="1.497cm" svg:height="1.27cm" svg:x="11.444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xml:id="id74" draw:id="id74" draw:layer="layout" svg:width="2.54cm" svg:height="1.27cm" svg:x="10.922cm" svg:y="13.716cm">
          <text:p text:style-name="P2">justified</text:p>
          <draw:enhanced-geometry svg:viewBox="0 0 21600 21600" draw:type="rectangle" draw:enhanced-path="M 0 0 L 21600 0 21600 21600 0 21600 0 0 Z N"/>
        </draw:custom-shape>
        <draw:custom-shape draw:style-name="gr31" draw:text-style-name="P2" xml:id="id73" draw:id="id73" draw:layer="layout" svg:width="1.397cm" svg:height="1.27cm" svg:x="11.494cm" svg:y="12.192cm">
          <text:p/>
          <draw:enhanced-geometry svg:viewBox="0 0 21600 21600" draw:type="rectangle" draw:enhanced-path="M 0 0 L 21600 0 21600 21600 0 21600 0 0 Z N"/>
        </draw:custom-shape>
        <draw:polyline draw:style-name="gr12" draw:text-style-name="P3" draw:layer="layout" svg:width="3.338cm" svg:height="4.247cm" draw:transform="rotate (-2.96182374063438) translate (11.4276261189058cm 13.8319525376604cm)" svg:viewBox="0 0 3339 4248" draw:points="0,4248 2840,4248 3339,1499 772,0">
          <text:p/>
        </draw:polyline>
        <draw:connector draw:style-name="gr4" draw:text-style-name="P2" draw:layer="layout" svg:x1="12.192cm" svg:y1="10.16cm" svg:x2="12.192cm" svg:y2="10.668cm" draw:start-shape="id71" draw:start-glue-point="2" draw:end-shape="id72" draw:end-glue-point="0" svg:d="M12192 10160v508" svg:viewBox="0 0 1 509">
          <text:p/>
        </draw:connector>
        <draw:connector draw:style-name="gr4" draw:text-style-name="P2" draw:layer="layout" svg:x1="12.192cm" svg:y1="11.938cm" svg:x2="12.192cm" svg:y2="12.192cm" draw:start-shape="id72" draw:start-glue-point="2" draw:end-shape="id73" draw:end-glue-point="0" svg:d="M12192 11938v254" svg:viewBox="0 0 1 255">
          <text:p/>
        </draw:connector>
        <draw:connector draw:style-name="gr4" draw:text-style-name="P2" draw:layer="layout" svg:x1="12.192cm" svg:y1="13.462cm" svg:x2="12.192cm" svg:y2="13.716cm" draw:start-shape="id73" draw:start-glue-point="2" draw:end-shape="id74" draw:end-glue-point="0" svg:d="M12192 13462v254" svg:viewBox="0 0 1 255">
          <text:p/>
        </draw:connector>
        <draw:frame presentation:style-name="pr5" draw:text-style-name="P22" draw:layer="layout" svg:width="5.838cm" svg:height="1.509cm" svg:x="2.036cm" svg:y="10.937cm">
          <draw:text-box>
            <text:list text:style-name="L2">
              <text:list-header>
                <text:p text:style-name="P4"><text:span text:style-name="T10"><text:s/>≥ </text:span><text:span text:style-name="T10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OLD PROTOCOL BE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are(123, 0x348...32889, 89)<text:line-break/>means<text:line-break/>“I think, at height 123, 0x348...32889 is the chain.”<text:line-break/>“By the way, 2/3 says they think so at height 89”<text:line-break/></text:p>
              </text:list-item>
              <text:list-item>
                <text:p>Commit(123, 0x324...32889)<text:line-break/>means<text:line-break/>“I bet so because 2/3 says they think s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reau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sper contract performs bureaucratic checks.</text:p>
              </text:list-item>
              <text:list-item>
                <text:p>[i] Casper contract ignores a commit message of a hash that is not prepared yet.</text:p>
              </text:list-item>
              <text:list-item>
                <text:p>[ii] Casper contract ignores a prepare message whose view src is not -1 but has no supporting preparation in the view src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break either, you’ll lose your deposit.</text:p>
              </text:list-item>
              <text:list-item>
                <text:p>A validator shalt not publish two or more nonidentical Prepares for same epoch.</text:p>
              </text:list-item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3" draw:layer="layout" svg:width="24.638cm" svg:height="2.54cm" svg:x="1.016cm" svg:y="10.922cm">
          <draw:text-box>
            <text:p text:style-name="P9"><text:span text:style-name="T5">Not on the same chain</text:span></text:p>
          </draw:text-box>
        </draw:frame>
        <draw:frame draw:style-name="gr32" draw:text-style-name="P27" draw:layer="layout" svg:width="10.922cm" svg:height="3.079cm" svg:x="0cm" svg:y="4.064cm">
          <draw:text-box>
            <text:p text:style-name="P20"><text:span text:style-name="T15">2/3 </text:span><text:span text:style-name="T15"><text:a xlink:href="mailto:commit@v1" xlink:type="simple">commit@v1</text:a></text:span></text:p>
            <text:p text:style-name="P20"><text:span text:style-name="T15">2/3 prepare@v1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0.922cm">
          <draw:text-box>
            <text:p text:style-name="P9"><text:span text:style-name="T15">Not on the same chain</text:span></text:p>
          </draw:text-box>
        </draw:frame>
        <draw:frame draw:style-name="gr32" draw:text-style-name="P27" draw:layer="layout" svg:width="10.922cm" svg:height="3.079cm" svg:x="0cm" svg:y="4.064cm">
          <draw:text-box>
            <text:p text:style-name="P20"><text:span text:style-name="T15">2/3 </text:span><text:span text:style-name="T15"><text:a xlink:href="mailto:commit@v1" xlink:type="simple">commit@v1</text:a></text:span></text:p>
            <text:p text:style-name="P20"><text:span text:style-name="T15">2/3 prepare@v1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1" draw:layer="layout" svg:width="24.638cm" svg:height="1.665cm" svg:x="1.016cm" svg:y="12.954cm">
          <draw:text-box>
            <text:p text:style-name="P9"><text:span text:style-name="T17">v1 ≤ v2 <text:s/>or <text:s/>v1 ≥ v2 (or bo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0.922cm">
          <draw:text-box>
            <text:p text:style-name="P9"><text:span text:style-name="T15">Not on the same chain</text:span></text:p>
          </draw:text-box>
        </draw:frame>
        <draw:frame draw:style-name="gr32" draw:text-style-name="P27" draw:layer="layout" svg:width="10.922cm" svg:height="3.079cm" svg:x="0cm" svg:y="4.064cm">
          <draw:text-box>
            <text:p text:style-name="P20"><text:span text:style-name="T15">2/3 </text:span><text:span text:style-name="T15"><text:a xlink:href="mailto:commit@v1" xlink:type="simple">commit@v1</text:a></text:span></text:p>
            <text:p text:style-name="P20"><text:span text:style-name="T15">2/3 prepare@v1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1" draw:layer="layout" svg:width="24.638cm" svg:height="1.665cm" svg:x="1.016cm" svg:y="12.954cm">
          <draw:text-box>
            <text:p text:style-name="P9"><text:span text:style-name="T17">v1 ≥ v2 <text:s/></text:span><text:span text:style-name="T18">or <text:s/>v1 ≥ v2 (or both)</text:span></text:p>
          </draw:text-box>
        </draw:frame>
        <draw:custom-shape draw:style-name="gr34" draw:text-style-name="P2" draw:layer="layout" svg:width="10.414cm" svg:height="3.048cm" svg:x="14.986cm" svg:y="12.446cm">
          <text:p text:style-name="P2">Without loss of generality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1.035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4.064cm">
          <draw:text-box>
            <text:p text:style-name="P20"><text:span text:style-name="T19">2/3 </text:span><text:span text:style-name="T19"><text:a xlink:href="mailto:commit@v1" xlink:type="simple">commit@v1</text:a></text:span></text:p>
            <text:p text:style-name="P20"><text:span text:style-name="T15">2/3 </text:span><text:span text:style-name="T15"><text:a xlink:href="mailto:prepare@v1" xlink:type="simple">prepare@v1</text:a></text:span><text:span text:style-name="T15">=v2 + n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1.016cm" svg:y="12.954cm">
          <draw:text-box>
            <text:p text:style-name="P9"><text:span text:style-name="T15">v1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1.035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5.667cm">
          <draw:text-box>
            <text:p text:style-name="P20"><text:span text:style-name="T15">2/3 prepare@v2 + n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1.016cm" svg:y="12.954cm">
          <draw:text-box>
            <text:p text:style-name="P9"><text:span text:style-name="T15">n ≥ 0</text:span></text:p>
          </draw:text-box>
        </draw:frame>
        <draw:custom-shape draw:style-name="gr34" draw:text-style-name="P2" draw:layer="layout" svg:width="10.414cm" svg:height="3.048cm" svg:x="20.066cm" svg:y="12.446cm">
          <text:p text:style-name="P2">Mathematical induction!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1.035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5.667cm">
          <draw:text-box>
            <text:p text:style-name="P20"><text:span text:style-name="T15">2/3 prepare@v2 + n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1.016cm" svg:y="12.954cm">
          <draw:text-box>
            <text:p text:style-name="P9"><text:span text:style-name="T15">n ≥ 0</text:span></text:p>
          </draw:text-box>
        </draw:frame>
        <draw:custom-shape draw:style-name="gr34" draw:text-style-name="P2" draw:layer="layout" svg:width="10.414cm" svg:height="3.048cm" svg:x="20.066cm" svg:y="12.446cm">
          <text:p text:style-name="P2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1.035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5.667cm">
          <draw:text-box>
            <text:p text:style-name="P20"><text:span text:style-name="T15">2/3 prepare@v2 + n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1.016cm" svg:y="12.954cm">
          <draw:text-box>
            <text:p text:style-name="P9"><text:span text:style-name="T15">n ≥ 0</text:span></text:p>
          </draw:text-box>
        </draw:frame>
        <draw:custom-shape draw:style-name="gr34" draw:text-style-name="P2" draw:layer="layout" svg:width="10.414cm" svg:height="3.048cm" svg:x="20.066cm" svg:y="12.446cm">
          <text:p text:style-name="P2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1.035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5.667cm">
          <draw:text-box>
            <text:p text:style-name="P20"><text:span text:style-name="T15">2/3 prepare@v2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presentation:style-name="pr6" draw:text-style-name="P6" draw:layer="layout" svg:width="28.029cm" svg:height="2.766cm" svg:x="-0.029cm" svg:y="13.744cm">
          <draw:text-box>
            <text:list text:style-name="L2">
              <text:list-item>
                <text:p>A validator shalt not publish two or more nonidentical Prepares for same epo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1.035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5.667cm">
          <draw:text-box>
            <text:p text:style-name="P20"><text:span text:style-name="T15">2/3 prepare@v2 + n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’</text:span></text:p>
          </draw:text-box>
        </draw:frame>
        <draw:frame draw:style-name="gr33" draw:text-style-name="P30" draw:layer="layout" svg:width="24.638cm" svg:height="1.665cm" svg:x="1.016cm" svg:y="12.954cm">
          <draw:text-box>
            <text:p text:style-name="P9"><text:span text:style-name="T15">n ≥ 0</text:span></text:p>
          </draw:text-box>
        </draw:frame>
        <draw:custom-shape draw:style-name="gr34" draw:text-style-name="P32" draw:layer="layout" svg:width="10.414cm" svg:height="3.048cm" svg:x="20.066cm" svg:y="12.446cm">
          <text:p text:style-name="P2"><text:span text:style-name="T20">Case n = n’+1</text:span><text:span text:style-name="T20"><text:line-break/></text:span><text:span text:style-name="T20">assuming the Case n’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-3.048cm" svg:y="10.668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5.667cm">
          <draw:text-box>
            <text:p text:style-name="P20"><text:span text:style-name="T15">2/3 prepare@v2 + n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custom-shape draw:style-name="gr34" draw:text-style-name="P32" draw:layer="layout" svg:width="10.414cm" svg:height="3.048cm" svg:x="20.066cm" svg:y="12.446cm">
          <text:p text:style-name="P2"><text:span text:style-name="T20">Case n = n’+1</text:span><text:span text:style-name="T20"><text:line-break/></text:span><text:span text:style-name="T20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30" draw:layer="layout" svg:width="24.638cm" svg:height="1.665cm" svg:x="1.016cm" svg:y="12.955cm">
          <draw:text-box>
            <text:p text:style-name="P9"><text:span text:style-name="T15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-3.048cm" svg:y="10.668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6.764cm" svg:height="4.493cm" svg:x="0cm" svg:y="5.667cm">
          <draw:text-box>
            <text:p text:style-name="P20"><text:span text:style-name="T15">2/3 prepare@(v2 + n, v_src)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custom-shape draw:style-name="gr34" draw:text-style-name="P32" draw:layer="layout" svg:width="10.414cm" svg:height="3.048cm" svg:x="20.066cm" svg:y="12.446cm">
          <text:p text:style-name="P2"><text:span text:style-name="T20">Case n = n’+1</text:span><text:span text:style-name="T20"><text:line-break/></text:span><text:span text:style-name="T20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30" draw:layer="layout" svg:width="24.638cm" svg:height="1.665cm" svg:x="1.016cm" svg:y="12.955cm">
          <draw:text-box>
            <text:p text:style-name="P9"><text:span text:style-name="T15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27" draw:layer="layout" svg:width="16.764cm" svg:height="4.493cm" svg:x="0cm" svg:y="5.667cm">
          <draw:text-box>
            <text:p text:style-name="P20"><text:span text:style-name="T15">2/3 prepare@(v2 + n, v_src)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0.254cm" svg:y="4.318cm">
          <draw:text-box>
            <text:p text:style-name="P9"><text:span text:style-name="T15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6.764cm" svg:height="4.493cm" svg:x="0cm" svg:y="11.668cm">
          <draw:text-box>
            <text:p text:style-name="P20"><text:span text:style-name="T15">2/3 prepare@v_src</text:span></text:p>
          </draw:text-box>
        </draw:frame>
        <draw:line draw:style-name="gr36" draw:text-style-name="P2" draw:layer="layout" svg:x1="8.89cm" svg:y1="10.668cm" svg:x2="8.89cm" svg:y2="13.367cm">
          <text:p/>
        </draw:line>
        <draw:frame draw:style-name="gr37" draw:text-style-name="P33" draw:layer="layout" svg:width="15.348cm" svg:height="3.079cm" svg:x="13.1cm" svg:y="14.573cm">
          <draw:text-box>
            <text:p><text:span text:style-name="T15">v_src &lt; v2 or 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27" draw:layer="layout" svg:width="16.764cm" svg:height="4.493cm" svg:x="0cm" svg:y="5.667cm">
          <draw:text-box>
            <text:p text:style-name="P20"><text:span text:style-name="T15">2/3 prepare@(v2 + n, v_src)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0.254cm" svg:y="4.318cm">
          <draw:text-box>
            <text:p text:style-name="P9"><text:span text:style-name="T15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6.764cm" svg:height="4.493cm" svg:x="0cm" svg:y="11.668cm">
          <draw:text-box>
            <text:p text:style-name="P20"><text:span text:style-name="T15">2/3 prepare@v_src</text:span></text:p>
          </draw:text-box>
        </draw:frame>
        <draw:line draw:style-name="gr36" draw:text-style-name="P2" draw:layer="layout" svg:x1="8.89cm" svg:y1="10.668cm" svg:x2="8.89cm" svg:y2="13.367cm">
          <text:p/>
        </draw:line>
        <draw:frame draw:style-name="gr37" draw:text-style-name="P33" draw:layer="layout" svg:width="15.348cm" svg:height="3.079cm" svg:x="13.1cm" svg:y="14.573cm">
          <draw:text-box>
            <text:p><text:span text:style-name="T15">v_src &lt; v2</text:span></text:p>
          </draw:text-box>
        </draw:frame>
        <draw:custom-shape draw:style-name="gr38" draw:text-style-name="P32" draw:layer="layout" svg:width="6.858cm" svg:height="2.953cm" svg:x="20.574cm" svg:y="14.573cm">
          <text:p text:style-name="P2"><text:span text:style-name="T20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27" draw:layer="layout" svg:width="16.764cm" svg:height="4.493cm" svg:x="0cm" svg:y="5.667cm">
          <draw:text-box>
            <text:p text:style-name="P20"><text:span text:style-name="T15">2/3 prepare@(v2 + n, v_src)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0.254cm" svg:y="4.318cm">
          <draw:text-box>
            <text:p text:style-name="P9"><text:span text:style-name="T15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6.764cm" svg:height="4.493cm" svg:x="0cm" svg:y="11.668cm">
          <draw:text-box>
            <text:p text:style-name="P20"><text:span text:style-name="T15">2/3 prepare@v_src</text:span></text:p>
          </draw:text-box>
        </draw:frame>
        <draw:line draw:style-name="gr36" draw:text-style-name="P2" draw:layer="layout" svg:x1="8.89cm" svg:y1="10.668cm" svg:x2="8.89cm" svg:y2="13.367cm">
          <text:p/>
        </draw:line>
        <draw:frame draw:style-name="gr37" draw:text-style-name="P33" draw:layer="layout" svg:width="15.348cm" svg:height="3.079cm" svg:x="13.1cm" svg:y="14.573cm">
          <draw:text-box>
            <text:p><text:span text:style-name="T15">v_src &lt; v2</text:span></text:p>
          </draw:text-box>
        </draw:frame>
        <draw:custom-shape draw:style-name="gr38" draw:text-style-name="P32" draw:layer="layout" svg:width="6.858cm" svg:height="2.953cm" svg:x="20.574cm" svg:y="14.573cm">
          <text:p text:style-name="P2"><text:span text:style-name="T20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text-style-name="P34" draw:layer="layout" svg:width="27.026cm" svg:height="2.766cm" svg:x="0.974cm" svg:y="9.144cm">
          <draw:text-box>
            <text:list text:style-name="L2"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5" draw:text-style-name="P27" draw:layer="layout" svg:width="16.764cm" svg:height="4.493cm" svg:x="0cm" svg:y="5.667cm">
          <draw:text-box>
            <text:p text:style-name="P20"><text:span text:style-name="T15">2/3 prepare@(v2 + n, v_src)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0.254cm" svg:y="4.318cm">
          <draw:text-box>
            <text:p text:style-name="P9"><text:span text:style-name="T15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6.764cm" svg:height="4.493cm" svg:x="0cm" svg:y="11.668cm">
          <draw:text-box>
            <text:p text:style-name="P20"><text:span text:style-name="T15">2/3 prepare@v_src</text:span></text:p>
          </draw:text-box>
        </draw:frame>
        <draw:line draw:style-name="gr36" draw:text-style-name="P2" draw:layer="layout" svg:x1="8.89cm" svg:y1="10.668cm" svg:x2="8.89cm" svg:y2="13.367cm">
          <text:p/>
        </draw:line>
        <draw:frame draw:style-name="gr37" draw:text-style-name="P33" draw:layer="layout" svg:width="7.874cm" svg:height="3.079cm" svg:x="20.574cm" svg:y="14.573cm">
          <draw:text-box>
            <text:p><text:span text:style-name="T15">v_src ≥ v2</text:span></text:p>
          </draw:text-box>
        </draw:frame>
        <draw:custom-shape draw:style-name="gr38" draw:text-style-name="P32" draw:layer="layout" svg:width="6.858cm" svg:height="2.953cm" svg:x="12.7cm" svg:y="14.365cm">
          <text:p text:style-name="P2"><text:span text:style-name="T20">Case Right</text:span></text:p>
          <draw:enhanced-geometry svg:viewBox="0 0 21600 21600" draw:text-areas="800 800 20800 20800" draw:type="round-rectangular-callout" draw:modifiers="25237.2649074209 7992.146242383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6.002cm" svg:y2="13.97cm">
          <text:p/>
        </draw:line>
        <draw:frame draw:style-name="gr17" draw:text-style-name="P29" draw:layer="layout" svg:width="3.556cm" svg:height="4.572cm" svg:x="11.938cm" svg:y="9.652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9" draw:text-style-name="P27" draw:layer="layout" svg:width="16.764cm" svg:height="1.953cm" svg:x="0cm" svg:y="5.667cm">
          <draw:text-box>
            <text:p text:style-name="P20"><text:span text:style-name="T15">2/3 prepare@(v2 + n, v_src)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0.254cm" svg:y="4.318cm">
          <draw:text-box>
            <text:p text:style-name="P9"><text:span text:style-name="T15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6.764cm" svg:height="4.493cm" svg:x="0cm" svg:y="11.668cm">
          <draw:text-box>
            <text:p text:style-name="P20"><text:span text:style-name="T15">2/3 prepare@v_src</text:span></text:p>
          </draw:text-box>
        </draw:frame>
        <draw:line draw:style-name="gr36" draw:text-style-name="P2" draw:layer="layout" svg:x1="8.89cm" svg:y1="10.668cm" svg:x2="8.89cm" svg:y2="13.367cm">
          <text:p/>
        </draw:line>
        <draw:frame draw:style-name="gr37" draw:text-style-name="P33" draw:layer="layout" svg:width="7.874cm" svg:height="3.079cm" svg:x="20.574cm" svg:y="14.573cm">
          <draw:text-box>
            <text:p><text:span text:style-name="T15">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6.002cm" svg:y2="13.97cm">
          <text:p/>
        </draw:line>
        <draw:frame draw:style-name="gr17" draw:text-style-name="P29" draw:layer="layout" svg:width="3.556cm" svg:height="4.572cm" svg:x="11.938cm" svg:y="9.652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9" draw:text-style-name="P27" draw:layer="layout" svg:width="16.764cm" svg:height="1.953cm" svg:x="0cm" svg:y="5.667cm">
          <draw:text-box>
            <text:p text:style-name="P20"><text:span text:style-name="T15">2/3 prepare@(v2 + n, v_src)</text:span></text:p>
          </draw:text-box>
        </draw:frame>
        <draw:frame draw:style-name="gr32" draw:text-style-name="P28" draw:layer="layout" svg:width="12.192cm" svg:height="3.079cm" svg:x="16.002cm" svg:y="6.096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0.254cm" svg:y="4.318cm">
          <draw:text-box>
            <text:p text:style-name="P9"><text:span text:style-name="T15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6.764cm" svg:height="4.493cm" svg:x="0cm" svg:y="11.668cm">
          <draw:text-box>
            <text:p text:style-name="P20"><text:span text:style-name="T15">2/3 prepare@v_src</text:span></text:p>
          </draw:text-box>
        </draw:frame>
        <draw:line draw:style-name="gr36" draw:text-style-name="P2" draw:layer="layout" svg:x1="8.89cm" svg:y1="10.668cm" svg:x2="8.89cm" svg:y2="13.367cm">
          <text:p/>
        </draw:line>
        <draw:frame draw:style-name="gr37" draw:text-style-name="P33" draw:layer="layout" svg:width="7.874cm" svg:height="3.079cm" svg:x="20.574cm" svg:y="14.573cm">
          <draw:text-box>
            <text:p><text:span text:style-name="T15">v_src ≥ v2</text:span></text:p>
          </draw:text-box>
        </draw:frame>
        <draw:line draw:style-name="gr16" draw:text-style-name="P2" draw:layer="layout" svg:x1="11.176cm" svg:y1="15.494cm" svg:x2="15.748cm" svg:y2="15.748cm">
          <text:p/>
        </draw:line>
        <draw:frame draw:style-name="gr17" draw:text-style-name="P29" draw:layer="layout" svg:width="3.556cm" svg:height="4.572cm" svg:x="11.43cm" svg:y="13.462cm">
          <draw:text-box>
            <text:p text:style-name="P9"><text:span text:style-name="T16">×</text:span></text:p>
          </draw:text-box>
        </draw:frame>
        <draw:custom-shape draw:style-name="gr38" draw:text-style-name="P32" draw:layer="layout" svg:width="6.858cm" svg:height="2.953cm" svg:x="18.542cm" svg:y="10.509cm">
          <text:p text:style-name="P2"><text:span text:style-name="T20">“</text:span><text:span text:style-name="T20">not on the same chain”</text:span><text:span text:style-name="T20"><text:line-break/></text:span><text:span text:style-name="T20"> transfers.</text:span></text:p>
          <draw:enhanced-geometry svg:viewBox="0 0 21600 21600" draw:text-areas="800 800 20800 20800" draw:type="round-rectangular-callout" draw:modifiers="-13717.6847937017 30330.6702775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9" draw:layer="layout" svg:width="3.556cm" svg:height="4.572cm" svg:x="11.43cm" svg:y="7.366cm">
          <draw:text-box>
            <text:p text:style-name="P9"><text:span text:style-name="T16">×</text:span></text:p>
          </draw:text-box>
        </draw:frame>
        <draw:frame draw:style-name="gr18" draw:text-style-name="P11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1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2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3" draw:text-style-name="P30" draw:layer="layout" svg:width="24.638cm" svg:height="1.665cm" svg:x="1.016cm" svg:y="11.035cm">
          <draw:text-box>
            <text:p text:style-name="P9"><text:span text:style-name="T15">Not on the same chain</text:span></text:p>
          </draw:text-box>
        </draw:frame>
        <draw:frame draw:style-name="gr35" draw:text-style-name="P27" draw:layer="layout" svg:width="14.478cm" svg:height="4.493cm" svg:x="0cm" svg:y="5.667cm">
          <draw:text-box>
            <text:p text:style-name="P20"><text:span text:style-name="T15">2/3 prepare@v_src</text:span></text:p>
          </draw:text-box>
        </draw:frame>
        <draw:frame draw:style-name="gr32" draw:text-style-name="P28" draw:layer="layout" svg:width="12.192cm" svg:height="3.079cm" svg:x="16.002cm" svg:y="4.033cm">
          <draw:text-box>
            <text:p text:style-name="P14"><text:span text:style-name="T15">2/3 </text:span><text:span text:style-name="T15"><text:a xlink:href="mailto:commit@v2" xlink:type="simple">commit@v2</text:a></text:span></text:p>
            <text:p text:style-name="P14"><text:span text:style-name="T15">2/3 prepare@v2</text:span></text:p>
          </draw:text-box>
        </draw:frame>
        <draw:frame draw:style-name="gr33" draw:text-style-name="P30" draw:layer="layout" svg:width="24.638cm" svg:height="1.665cm" svg:x="1.016cm" svg:y="12.954cm">
          <draw:text-box>
            <text:p text:style-name="P9"><text:span text:style-name="T15">v_src ≥ v2</text:span></text:p>
          </draw:text-box>
        </draw:frame>
        <draw:frame presentation:style-name="pr7" draw:text-style-name="P34" draw:layer="layout" svg:width="27.026cm" svg:height="2.766cm" svg:x="0.254cm" svg:y="14.224cm">
          <draw:text-box>
            <text:list text:style-name="L2">
              <text:list-item>
                <text:p>We’ve seen this picture before.<text:line-break/>Win by mathematical indu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validator 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-set and back-set</text:p>
          </draw:text-box>
        </draw:frame>
        <draw:custom-shape draw:style-name="gr40" draw:text-style-name="P3" draw:layer="layout" svg:width="4.572cm" svg:height="6.604cm" svg:x="7.112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1.778cm" svg:height="1.778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778cm" svg:height="1.778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778cm" svg:height="1.778cm" svg:x="16.764cm" svg:y="10.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778cm" svg:height="1.778cm" svg:x="16.764cm" svg:y="12.44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778cm" svg:height="1.778cm" svg:x="16.764cm" svg:y="14.73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778cm" svg:height="1.778cm" svg:x="16.764cm" svg:y="17.018cm">
          <text:p/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7.78cm" svg:y1="7.366cm" svg:x2="17.78cm" svg:y2="7.874cm">
          <text:p/>
        </draw:line>
        <draw:line draw:style-name="gr42" draw:text-style-name="P3" draw:layer="layout" svg:x1="17.78cm" svg:y1="9.666cm" svg:x2="17.78cm" svg:y2="10.174cm">
          <text:p/>
        </draw:line>
        <draw:line draw:style-name="gr42" draw:text-style-name="P3" draw:layer="layout" svg:x1="17.78cm" svg:y1="11.966cm" svg:x2="17.78cm" svg:y2="12.474cm">
          <text:p/>
        </draw:line>
        <draw:line draw:style-name="gr42" draw:text-style-name="P3" draw:layer="layout" svg:x1="17.78cm" svg:y1="14.224cm" svg:x2="17.78cm" svg:y2="14.732cm">
          <text:p/>
        </draw:line>
        <draw:line draw:style-name="gr42" draw:text-style-name="P3" draw:layer="layout" svg:x1="17.78cm" svg:y1="16.51cm" svg:x2="17.78cm" svg:y2="17.018cm">
          <text:p/>
        </draw:line>
        <draw:g>
          <draw:path draw:style-name="gr42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2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42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2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g>
          <draw:path draw:style-name="gr42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2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42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42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custom-shape draw:style-name="gr43" draw:text-style-name="P3" draw:layer="layout" svg:width="4.572cm" svg:height="6.604cm" svg:x="6.0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" draw:layer="layout" svg:width="4.572cm" svg:height="6.604cm" svg:x="6.097cm" svg:y="12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layout" svg:width="4.572cm" svg:height="6.604cm" svg:x="5.334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19T19:10:17.719548309</dc:date>
    <meta:editing-duration>PT21H26M42S</meta:editing-duration>
    <meta:editing-cycles>177</meta:editing-cycles>
    <meta:generator>LibreOffice/5.3.1.2$Linux_X86_64 LibreOffice_project/30m0$Build-2</meta:generator>
    <meta:document-statistic meta:object-count="763"/>
  </office:meta>
</office:document-meta>
</file>